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32009EB9EAADCFD55BB.jpg" manifest:media-type="image/jpeg"/>
  <manifest:file-entry manifest:full-path="Pictures/1000000000000152000001C27EF3C69C0C3D4164.jpg" manifest:media-type="image/jpeg"/>
  <manifest:file-entry manifest:full-path="Pictures/1000000000000152000001C2AA3A7A3C37E9C755.jpg" manifest:media-type="image/jpeg"/>
  <manifest:file-entry manifest:full-path="Pictures/1000000000000152000001C2302515962FD72BC8.jpg" manifest:media-type="image/jpeg"/>
  <manifest:file-entry manifest:full-path="Pictures/1000000000000258000001C25022E59A52ED41BD.jpg" manifest:media-type="image/jpeg"/>
  <manifest:file-entry manifest:full-path="Pictures/100000000000038400000258F41A9DDA398BEAC1.jpg" manifest:media-type="image/jpeg"/>
  <manifest:file-entry manifest:full-path="Pictures/100000000000032000000258FBA65F158B90AF4E.jpg" manifest:media-type="image/jpeg"/>
  <manifest:file-entry manifest:full-path="Pictures/1000000000000258000001C2A9401712E7C3CCF7.jpg" manifest:media-type="image/jpeg"/>
  <manifest:file-entry manifest:full-path="Pictures/1000000000000258000001C255342DE903B2D393.jpg" manifest:media-type="image/jpeg"/>
  <manifest:file-entry manifest:full-path="Pictures/10000000000001C2000002588C604E3383C3E2B3.jpg" manifest:media-type="image/jpeg"/>
  <manifest:file-entry manifest:full-path="Pictures/10000000000001C2000002587CEE3C9D09FAB5D4.jpg" manifest:media-type="image/jpeg"/>
  <manifest:file-entry manifest:full-path="Pictures/1000000000000421000000B8F7E6F4C1541AE82D.jpg" manifest:media-type="image/jpeg"/>
  <manifest:file-entry manifest:full-path="Pictures/1000000000000258000001C23B8D378023AB968B.jpg" manifest:media-type="image/jpeg"/>
  <manifest:file-entry manifest:full-path="Pictures/1000000000000258000001C227DD7AA0CE730424.jpg" manifest:media-type="image/jpeg"/>
  <manifest:file-entry manifest:full-path="Pictures/10000000000001C20000025814DE3E87D56136A5.jpg" manifest:media-type="image/jpeg"/>
  <manifest:file-entry manifest:full-path="Pictures/10000000000001C200000258AFC088788A143E91.jpg" manifest:media-type="image/jpeg"/>
  <manifest:file-entry manifest:full-path="Pictures/10000000000001C200000258B0900254491FFDDB.jpg" manifest:media-type="image/jpeg"/>
  <manifest:file-entry manifest:full-path="Pictures/10000000000001C20000025832B12299F452784D.jpg" manifest:media-type="image/jpeg"/>
  <manifest:file-entry manifest:full-path="Pictures/10000000000001C200000258131E7C9D6AD7A4B5.jpg" manifest:media-type="image/jpeg"/>
  <manifest:file-entry manifest:full-path="Pictures/10000000000001C20000025854E6B31C39A96AB4.jpg" manifest:media-type="image/jpeg"/>
  <manifest:file-entry manifest:full-path="Pictures/1000000000000258000001C2259CC1A1C1EDE136.jpg" manifest:media-type="image/jpeg"/>
  <manifest:file-entry manifest:full-path="Pictures/10000000000001C200000258D06DA9AE30B778C3.jpg" manifest:media-type="image/jpeg"/>
  <manifest:file-entry manifest:full-path="Pictures/10000000000001C200000152638F65829910C41B.jpg" manifest:media-type="image/jpeg"/>
  <manifest:file-entry manifest:full-path="Pictures/1000000000000258000001C2719A22A3C453464F.jpg" manifest:media-type="image/jpeg"/>
  <manifest:file-entry manifest:full-path="Pictures/1000000000000258000001C2C5D7E3D0579022BE.jpg" manifest:media-type="image/jpeg"/>
  <manifest:file-entry manifest:full-path="Pictures/1000000000000258000001C2F2F78740194B2CF3.jpg" manifest:media-type="image/jpeg"/>
  <manifest:file-entry manifest:full-path="Pictures/10000000000001C200000258816911B46377A83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29cm"/>
    </style:style>
    <style:style style:name="gr5" style:family="graphic" style:parent-style-name="標準_5f_1">
      <style:graphic-properties draw:stroke="solid" svg:stroke-color="#d4711a" draw:fill-color="#fdb94d" draw:textarea-horizontal-align="justify" draw:textarea-vertical-align="middle" draw:auto-grow-height="false" fo:min-height="0.75cm" fo:min-width="3.875cm"/>
    </style:style>
    <style:style style:name="gr6" style:family="graphic" style:parent-style-name="塗りつぶしなし線なしオブジェクト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165cm"/>
    </style:style>
    <style:style style:name="gr8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15cm"/>
    </style:style>
    <style:style style:name="gr9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541cm"/>
    </style:style>
    <style:style style:name="gr10" style:family="graphic" style:parent-style-name="標準_5f_7_5f_1_5f_1">
      <style:graphic-properties draw:stroke="solid" svg:stroke-color="#d99116" draw:fill-color="#fdb94d" draw:textarea-horizontal-align="justify" draw:textarea-vertical-align="middle" draw:auto-grow-height="false" fo:min-height="0.75cm" fo:min-width="3.875cm"/>
    </style:style>
    <style:style style:name="gr11" style:family="graphic" style:parent-style-name="標準_5f_7_5f_1_5f_1">
      <style:graphic-properties draw:stroke="none" svg:stroke-color="#000000" draw:fill="none" draw:fill-color="#ffffff" draw:auto-grow-height="true" draw:auto-grow-width="false" fo:max-height="0cm" fo:min-height="1.165cm"/>
    </style:style>
    <style:style style:name="gr12" style:family="graphic" style:parent-style-name="標準_5f_7_5f_1_5f_1">
      <style:graphic-properties draw:stroke="none" svg:stroke-color="#000000" draw:fill="none" draw:fill-color="#ffffff" draw:auto-grow-height="true" draw:auto-grow-width="false" fo:max-height="0cm" fo:min-height="2.541cm"/>
    </style:style>
    <style:style style:name="gr13" style:family="graphic" style:parent-style-name="塗りつぶしなし線なしオブジェクト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塗りつぶしなし線なしオブジェクト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7cm"/>
    </style:style>
    <style:style style:name="gr1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.176cm" fo:min-width="4.834cm"/>
    </style:style>
    <style:style style:name="gr19" style:family="graphic" style:parent-style-name="standard">
      <style:graphic-properties draw:textarea-horizontal-align="justify" draw:textarea-vertical-align="middle" draw:auto-grow-height="false" fo:min-height="0.18cm" fo:min-width="4.332cm"/>
    </style:style>
    <style:style style:name="gr20" style:family="graphic" style:parent-style-name="標準_5f_1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21" style:family="graphic" style:parent-style-name="塗りつぶしなし線なしオブジェクト_5f_1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標準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23" style:family="graphic" style:parent-style-name="塗りつぶしなし線なしオブジェクト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25" style:family="graphic" style:parent-style-name="標準_5f_1">
      <style:graphic-properties draw:textarea-horizontal-align="justify" draw:textarea-vertical-align="middle" draw:auto-grow-height="false" fo:min-height="1.325cm" fo:min-width="0.2cm"/>
    </style:style>
    <style:style style:name="gr26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塗りつぶしなし線なしオブジェクト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30" style:family="graphic" style:parent-style-name="standard">
      <style:graphic-properties draw:textarea-horizontal-align="justify" draw:textarea-vertical-align="middle" draw:auto-grow-height="false" fo:min-height="1.325cm" fo:min-width="0.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2" style:family="graphic" style:parent-style-name="標準_5f_3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33" style:family="graphic" style:parent-style-name="標準_5f_3_5f_1_5f_1">
      <style:graphic-properties draw:stroke="none" svg:stroke-color="#000000" draw:fill="none" draw:fill-color="#ffffff" draw:auto-grow-height="true" draw:auto-grow-width="false" fo:max-height="0cm" fo:min-height="7.144cm"/>
    </style:style>
    <style:style style:name="gr34" style:family="graphic" style:parent-style-name="objectwithoutfill">
      <style:graphic-properties svg:stroke-width="0.053cm" svg:stroke-color="#cf383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Fine_20_Dashed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Fine_20_Dashed" svg:stroke-width="0.081cm" svg:stroke-color="#b2b2b2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color="#999999" draw:fill-color="#cccccc" draw:textarea-vertical-align="middle" draw:auto-grow-height="false" fo:min-height="3.35cm" fo:min-width="3.1cm"/>
    </style:style>
    <style:style style:name="gr38" style:family="graphic" style:parent-style-name="標準_5f_3_5f_1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39" style:family="graphic" style:parent-style-name="標準_5f_3_5f_1_5f_1_5f_1">
      <style:graphic-properties draw:stroke="none" svg:stroke-color="#000000" draw:fill="none" draw:fill-color="#ffffff" draw:auto-grow-height="true" draw:auto-grow-width="false" fo:max-height="0cm" fo:min-height="7.144cm"/>
    </style:style>
    <style:style style:name="gr40" style:family="graphic" style:parent-style-name="塗りつぶしなしオブジェクト_5f_1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塗りつぶしなしオブジェクト_5f_1">
      <style:graphic-properties draw:stroke="dash" draw:stroke-dash="Fine_20_Dashed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塗りつぶしなしオブジェクト_5f_1">
      <style:graphic-properties draw:stroke="dash" draw:stroke-dash="Fine_20_Dashed" svg:stroke-width="0.081cm" svg:stroke-color="#b2b2b2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bc312e" draw:fill-color="#f3715a" draw:textarea-vertical-align="middle" draw:auto-grow-height="false" fo:min-height="3.35cm" fo:min-width="3.1cm"/>
    </style:style>
    <style:style style:name="gr44" style:family="graphic" style:parent-style-name="標準_5f_3_5f_1_5f_1_5f_2">
      <style:graphic-properties draw:stroke="none" svg:stroke-color="#000000" draw:fill="none" draw:fill-color="#ffffff" draw:auto-grow-height="true" draw:auto-grow-width="false" fo:max-height="0cm" fo:min-height="1.694cm"/>
    </style:style>
    <style:style style:name="gr45" style:family="graphic" style:parent-style-name="標準_5f_3_5f_1_5f_1_5f_2">
      <style:graphic-properties draw:stroke="none" svg:stroke-color="#000000" draw:fill="none" draw:fill-color="#ffffff" draw:auto-grow-height="true" draw:auto-grow-width="false" fo:max-height="0cm" fo:min-height="7.144cm"/>
    </style:style>
    <style:style style:name="gr46" style:family="graphic" style:parent-style-name="塗りつぶしなしオブジェクト_5f_2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塗りつぶしなしオブジェクト_5f_2">
      <style:graphic-properties draw:stroke="dash" draw:stroke-dash="Fine_20_Dashed" svg:stroke-width="0.081cm" svg:stroke-color="#cf383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塗りつぶしなしオブジェクト_5f_2">
      <style:graphic-properties draw:stroke="dash" draw:stroke-dash="Fine_20_Dashed" svg:stroke-width="0.081cm" svg:stroke-color="#cf3834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標準_5f_2">
      <style:graphic-properties svg:stroke-color="#999999" draw:fill-color="#b2b2b2" draw:textarea-vertical-align="middle" draw:auto-grow-height="false" fo:min-height="3.35cm" fo:min-width="3.1cm"/>
    </style:style>
    <style:style style:name="gr50" style:family="graphic" style:parent-style-name="標準_5f_3_5f_1_5f_1_5f_2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51" style:family="graphic" style:parent-style-name="標準_5f_3_5f_1_5f_1_5f_2_5f_1_5f_1">
      <style:graphic-properties draw:stroke="none" svg:stroke-color="#000000" draw:fill="none" draw:fill-color="#ffffff" draw:auto-grow-height="true" draw:auto-grow-width="false" fo:max-height="0cm" fo:min-height="7.144cm"/>
    </style:style>
    <style:style style:name="gr52" style:family="graphic" style:parent-style-name="塗りつぶしなしオブジェクト_5f_2">
      <style:graphic-properties draw:stroke="dash" draw:stroke-dash="Fine_20_Dashed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塗りつぶしなしオブジェクト_5f_2">
      <style:graphic-properties draw:stroke="dash" draw:stroke-dash="Fine_20_Dashed" svg:stroke-width="0.081cm" svg:stroke-color="#999999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144cm"/>
    </style:style>
    <style:style style:name="gr55" style:family="graphic" style:parent-style-name="standard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Fine_20_Dashed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dash" draw:stroke-dash="Fine_20_Dashed" svg:stroke-width="0.081cm" svg:stroke-color="#999999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svg:stroke-color="#999999" draw:fill-color="#b2b2b2" draw:textarea-vertical-align="middle" draw:auto-grow-height="false" fo:min-height="3.35cm" fo:min-width="3.1cm"/>
    </style:style>
    <style:style style:name="gr59" style:family="graphic" style:parent-style-name="標準_5f_4">
      <style:graphic-properties svg:stroke-color="#d99116" draw:fill-color="#fdb94d" draw:textarea-horizontal-align="justify" draw:textarea-vertical-align="middle" draw:auto-grow-height="false" fo:min-height="0.55cm" fo:min-width="3.525cm"/>
    </style:style>
    <style:style style:name="gr60" style:family="graphic" style:parent-style-name="標準_5f_4">
      <style:graphic-properties draw:stroke="none" svg:stroke-color="#000000" draw:fill="none" draw:fill-color="#ffffff" draw:auto-grow-height="true" draw:auto-grow-width="false" fo:max-height="0cm" fo:min-height="2.01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63" style:family="graphic" style:parent-style-name="標準_5f_7_5f_1">
      <style:graphic-properties draw:stroke="solid" svg:stroke-color="#d99116" draw:fill-color="#fdb94d" draw:textarea-horizontal-align="justify" draw:textarea-vertical-align="middle" draw:auto-grow-height="false" fo:min-height="0.75cm" fo:min-width="3.875cm"/>
    </style:style>
    <style:style style:name="gr64" style:family="graphic" style:parent-style-name="標準_5f_7_5f_1">
      <style:graphic-properties draw:stroke="none" svg:stroke-color="#000000" draw:fill="none" draw:fill-color="#ffffff" draw:auto-grow-height="true" draw:auto-grow-width="false" fo:max-height="0cm" fo:min-height="1.165cm"/>
    </style:style>
    <style:style style:name="gr65" style:family="graphic" style:parent-style-name="標準_5f_7_5f_1">
      <style:graphic-properties draw:stroke="none" svg:stroke-color="#000000" draw:fill="none" draw:fill-color="#ffffff" draw:auto-grow-height="true" draw:auto-grow-width="false" fo:max-height="0cm" fo:min-height="2.541cm"/>
    </style:style>
    <style:style style:name="gr66" style:family="graphic" style:parent-style-name="塗りつぶしなし線なしオブジェクト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標準_5f_9_5f_4">
      <style:graphic-properties draw:stroke="none" svg:stroke-color="#000000" draw:fill="none" draw:fill-color="#ffffff" draw:auto-grow-height="true" draw:auto-grow-width="false" fo:max-height="0cm" fo:min-height="3.95cm"/>
    </style:style>
    <style:style style:name="gr68" style:family="graphic" style:parent-style-name="標準_5f_9">
      <style:graphic-properties draw:stroke="none" svg:stroke-color="#000000" draw:fill="none" draw:fill-color="#ffffff" draw:auto-grow-height="true" draw:auto-grow-width="false" fo:max-height="0cm" fo:min-height="3.95cm"/>
    </style:style>
    <style:style style:name="gr69" style:family="graphic" style:parent-style-name="標準_5f_9">
      <style:graphic-properties draw:textarea-horizontal-align="justify" draw:textarea-vertical-align="middle" draw:auto-grow-height="false" fo:min-height="1.05cm" fo:min-width="1.95cm"/>
    </style:style>
    <style:style style:name="gr70" style:family="graphic" style:parent-style-name="標準_5f_9">
      <style:graphic-properties draw:stroke="none" svg:stroke-color="#000000" draw:fill="none" draw:fill-color="#ffffff" draw:auto-grow-height="true" draw:auto-grow-width="false" fo:max-height="0cm" fo:min-height="2.15cm"/>
    </style:style>
    <style:style style:name="gr71" style:family="graphic" style:parent-style-name="標準_5f_9_5f_2">
      <style:graphic-properties draw:stroke="none" svg:stroke-color="#000000" draw:fill="none" draw:fill-color="#ffffff" draw:auto-grow-height="true" draw:auto-grow-width="false" fo:max-height="0cm" fo:min-height="3.95cm"/>
    </style:style>
    <style:style style:name="gr72" style:family="graphic" style:parent-style-name="標準_5f_9_5f_2">
      <style:graphic-properties draw:textarea-horizontal-align="justify" draw:textarea-vertical-align="middle" draw:auto-grow-height="false" fo:min-height="1.05cm" fo:min-width="1.95cm"/>
    </style:style>
    <style:style style:name="gr73" style:family="graphic" style:parent-style-name="標準_5f_9_5f_2">
      <style:graphic-properties draw:stroke="none" svg:stroke-color="#000000" draw:fill="none" draw:fill-color="#ffffff" draw:auto-grow-height="true" draw:auto-grow-width="false" fo:max-height="0cm" fo:min-height="2.1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76" style:family="graphic" style:parent-style-name="塗りつぶしなし線なしオブジェクト_5f_7">
      <style:graphic-properties draw:textarea-vertical-align="middle" draw:color-mode="standard" draw:luminance="0%" draw:contrast="0%" draw:gamma="100%" draw:red="0%" draw:green="0%" draw:blue="0%" fo:clip="rect(6.652cm, 8.521cm, 0cm, 0cm)" draw:image-opacity="100%" style:mirror="none"/>
    </style:style>
    <style:style style:name="gr77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95cm"/>
    </style:style>
    <style:style style:name="gr7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6.652cm, 8.521cm, 0cm, 0cm)" draw:image-opacity="100%" style:mirror="none"/>
    </style:style>
    <style:style style:name="gr7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6.504cm, 8.474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1" style:family="graphic" style:parent-style-name="standard">
      <style:graphic-properties svg:stroke-color="#c38312" draw:fill-color="#fdb94d" draw:textarea-vertical-align="middle" draw:auto-grow-height="false" fo:min-height="2.351cm" fo:min-width="4.301cm"/>
    </style:style>
    <style:style style:name="gr82" style:family="graphic" style:parent-style-name="塗りつぶしなし線なしオブジェクト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84" style:family="graphic" style:parent-style-name="standard">
      <style:graphic-properties draw:fill="solid" draw:fill-color="#5e8ac7" draw:textarea-horizontal-align="justify" draw:textarea-vertical-align="middle" draw:auto-grow-height="false" fo:min-height="1.788cm" fo:min-width="3.02cm" fo:wrap-option="no-wrap"/>
    </style:style>
    <style:style style:name="gr85" style:family="graphic" style:parent-style-name="standard" style:list-style-name="L1">
      <style:graphic-properties draw:fill="solid" draw:fill-color="#5e8ac7" draw:textarea-horizontal-align="justify" draw:textarea-vertical-align="middle" draw:auto-grow-height="false" fo:min-height="2.992cm" fo:min-width="5.334cm" fo:wrap-option="no-wrap"/>
    </style:style>
    <style:style style:name="gr8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svg:stroke-color="#c38312" draw:fill-color="#fdb94d" draw:textarea-vertical-align="middle" draw:auto-grow-height="false" fo:min-height="1.95cm" fo:min-width="2.9cm"/>
    </style:style>
    <style:style style:name="gr88" style:family="graphic" style:parent-style-name="標準_5f_13">
      <style:graphic-properties draw:stroke="none" svg:stroke-color="#000000" draw:fill="none" draw:fill-color="#ffffff" draw:auto-grow-height="true" draw:auto-grow-width="false" fo:max-height="0cm" fo:min-height="3.387cm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4.196cm" fo:min-width="6.724cm" fo:wrap-option="no-wrap"/>
    </style:style>
    <style:style style:name="gr90" style:family="graphic" style:parent-style-name="標準_5f_6">
      <style:graphic-properties draw:stroke="none" svg:stroke-color="#000000" draw:fill="none" draw:fill-color="#ffffff" draw:auto-grow-height="true" draw:auto-grow-width="false" fo:max-height="0cm" fo:min-height="3.811cm"/>
    </style:style>
    <style:style style:name="pr1" style:family="presentation" style:parent-style-name="Blue_5f_Curve-title">
      <style:graphic-properties fo:min-height="4.3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33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fo:min-height="2.33cm"/>
    </style:style>
    <style:style style:name="P1" style:family="paragraph">
      <style:text-properties style:font-name="Ubuntu" fo:font-size="60pt" fo:font-style="normal" style:font-style-asian="normal" style:font-style-complex="normal"/>
    </style:style>
    <style:style style:name="P2" style:family="paragraph">
      <loext:graphic-properties draw:fill="none" draw:fill-color="#ffffff"/>
      <style:text-properties style:font-name="メイリオ" fo:font-size="22pt" style:font-name-asian="メイリオ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メイリオ" fo:font-size="44pt" fo:font-weight="bold" style:font-name-asian="メイリオ" style:font-size-asian="44pt" style:font-weight-asian="bold" style:font-size-complex="44pt" style:font-weight-complex="bold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 fo:text-align="center"/>
      <style:text-properties style:font-name="メイリオ" fo:font-size="32pt" style:font-name-asian="メイリオ" style:font-size-asian="32pt" style:font-size-complex="32pt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/>
      <style:text-properties style:font-name="メイリオ" style:font-name-asian="メイリオ"/>
    </style:style>
    <style:style style:name="P10" style:family="paragraph">
      <loext:graphic-properties draw:fill-color="#fdb94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メイリオ" fo:font-size="24pt" style:text-underline-style="solid" style:text-underline-width="auto" style:text-underline-color="font-color" fo:font-weight="normal" style:font-name-asian="メイリオ" style:font-size-asian="24pt" style:font-weight-asian="normal" style:font-size-complex="24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メイリオ" fo:font-size="32pt" style:font-name-asian="メイリオ" style:font-size-asian="32pt" style:font-size-complex="32pt"/>
    </style:style>
    <style:style style:name="P15" style:family="paragraph">
      <loext:graphic-properties draw:fill="none" draw:fill-color="#ffffff"/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line-height="150%"/>
      <style:text-properties fo:color="#000000" style:font-name="メイリオ" fo:font-size="24pt" style:font-name-asian="メイリオ" style:font-size-asian="24pt" style:font-size-complex="24pt"/>
    </style:style>
    <style:style style:name="P17" style:family="paragraph">
      <loext:graphic-properties draw:fill-color="#ffffff"/>
      <style:text-properties style:font-size-asian="24pt"/>
    </style:style>
    <style:style style:name="P18" style:family="paragraph">
      <loext:graphic-properties draw:fill="none" draw:fill-color="#ffffff"/>
      <style:paragraph-properties fo:line-height="150%"/>
      <style:text-properties fo:color="#999999" style:font-name="メイリオ" fo:font-size="24pt" style:font-name-asian="メイリオ" style:font-size-asian="24pt" style:font-size-complex="24pt"/>
    </style:style>
    <style:style style:name="P19" style:family="paragraph">
      <loext:graphic-properties draw:fill="none" draw:fill-color="#ffffff"/>
      <style:text-properties fo:color="#000000" style:font-name="メイリオ" style:font-name-asian="メイリオ" style:font-size-asian="24pt"/>
    </style:style>
    <style:style style:name="P20" style:family="paragraph">
      <loext:graphic-properties draw:fill="none" draw:fill-color="#ffffff"/>
      <style:text-properties fo:color="#999999" style:font-name="メイリオ" style:font-name-asian="メイリオ" style:font-size-asian="24pt"/>
    </style:style>
    <style:style style:name="P21" style:family="paragraph">
      <loext:graphic-properties draw:fill="none" draw:fill-color="#ffffff"/>
      <style:text-properties style:font-name="メイリオ" style:font-name-asian="メイリオ"/>
    </style:style>
    <style:style style:name="P22" style:family="paragraph">
      <loext:graphic-properties draw:fill="none" draw:fill-color="#ffffff"/>
      <style:paragraph-properties fo:line-height="150%"/>
      <style:text-properties style:font-name="メイリオ" style:font-name-asian="メイリオ" style:font-size-asian="24pt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f3715a"/>
      <style:paragraph-properties fo:text-align="center"/>
    </style:style>
    <style:style style:name="P25" style:family="paragraph">
      <loext:graphic-properties draw:fill-color="#b2b2b2"/>
      <style:paragraph-properties fo:text-align="center"/>
    </style:style>
    <style:style style:name="P26" style:family="paragraph">
      <loext:graphic-properties draw:fill="none" draw:fill-color="#ffffff"/>
      <style:paragraph-properties fo:line-height="150%"/>
      <style:text-properties fo:color="#000000" style:font-name="メイリオ" style:font-name-asian="メイリオ" style:font-size-asian="24pt"/>
    </style:style>
    <style:style style:name="P27" style:family="paragraph">
      <loext:graphic-properties draw:fill="none" draw:fill-color="#ffffff"/>
      <style:text-properties style:font-name="メイリオ" fo:font-size="36pt" style:font-name-asian="メイリオ" style:font-size-asian="36pt" style:font-size-complex="36pt"/>
    </style:style>
    <style:style style:name="P28" style:family="paragraph">
      <loext:graphic-properties draw:fill="none" draw:fill-color="#ffffff"/>
      <style:paragraph-properties fo:text-align="center"/>
      <style:text-properties style:font-name="メイリオ" fo:font-size="28pt" style:font-name-asian="メイリオ" style:font-size-asian="28pt" style:font-size-complex="28pt"/>
    </style:style>
    <style:style style:name="P29" style:family="paragraph">
      <style:paragraph-properties fo:line-height="100%"/>
    </style:style>
    <style:style style:name="P30" style:family="paragraph">
      <loext:graphic-properties draw:fill="none" draw:fill-color="#ffffff"/>
      <style:paragraph-properties fo:line-height="100%"/>
      <style:text-properties style:font-name="メイリオ" fo:font-size="26pt" style:font-name-asian="メイリオ" style:font-size-asian="26pt" style:font-size-complex="26pt"/>
    </style:style>
    <style:style style:name="P31" style:family="paragraph">
      <loext:graphic-properties draw:fill="none" draw:fill-color="#ffffff"/>
      <style:text-properties style:font-name="メイリオ" fo:font-size="24pt" style:font-name-asian="メイリオ" style:font-size-asian="24pt" style:font-size-complex="24pt"/>
    </style:style>
    <style:style style:name="P32" style:family="paragraph">
      <loext:graphic-properties draw:fill="none" draw:fill-color="#ffffff"/>
      <style:text-properties style:font-name="メイリオ" fo:font-size="26pt" style:font-name-asian="メイリオ" style:font-size-asian="26pt" style:font-size-complex="26pt"/>
    </style:style>
    <style:style style:name="P33" style:family="paragraph">
      <loext:graphic-properties draw:fill="none" draw:fill-color="#ffffff"/>
      <style:paragraph-properties fo:line-height="150%"/>
      <style:text-properties style:font-name="メイリオ" fo:font-size="24pt" style:font-name-asian="メイリオ" style:font-size-asian="24pt" style:font-size-complex="24pt"/>
    </style:style>
    <style:style style:name="P34" style:family="paragraph">
      <loext:graphic-properties draw:fill="solid" draw:fill-color="#5e8ac7"/>
      <style:paragraph-properties fo:text-align="center"/>
      <style:text-properties fo:color="#ffffff" style:font-name="メイリオ" style:font-name-asian="メイリオ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 draw:fill-color="#5e8ac7"/>
      <style:paragraph-properties fo:margin-left="0cm" fo:margin-right="0cm" fo:margin-top="0cm" fo:margin-bottom="0cm" fo:line-height="100%" fo:text-align="center" fo:text-indent="0cm"/>
      <style:text-properties fo:color="#ffffff" style:font-name="メイリオ" style:font-name-asian="メイリオ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cm" fo:margin-right="0cm" fo:margin-top="0cm" fo:margin-bottom="0cm" fo:line-height="150%" fo:text-align="center" fo:text-indent="0cm"/>
    </style:style>
    <style:style style:name="P39" style:family="paragraph">
      <style:paragraph-properties fo:margin-left="0cm" fo:margin-right="0cm" fo:margin-top="0cm" fo:margin-bottom="0cm" fo:line-height="150%" fo:text-align="center" fo:text-indent="0cm"/>
      <style:text-properties fo:color="#ffffff"/>
    </style:style>
    <style:style style:name="T1" style:family="text">
      <style:text-properties style:font-name="Ubuntu" fo:font-size="72pt" style:font-size-asian="28pt" style:font-size-complex="28pt"/>
    </style:style>
    <style:style style:name="T2" style:family="text">
      <style:text-properties style:font-name="メイリオ" fo:font-size="22pt" style:font-name-asian="メイリオ" style:font-size-asian="22pt" style:font-size-complex="22pt"/>
    </style:style>
    <style:style style:name="T3" style:family="text">
      <style:text-properties style:font-name="メイリオ" fo:font-size="44pt" fo:font-weight="bold" style:font-name-asian="メイリオ" style:font-size-asian="44pt" style:font-weight-asian="bold" style:font-size-complex="44pt" style:font-weight-complex="bold"/>
    </style:style>
    <style:style style:name="T4" style:family="text">
      <style:text-properties style:font-name="メイリオ" fo:font-size="36pt" style:font-name-asian="メイリオ" style:font-size-asian="36pt" style:font-size-complex="36pt"/>
    </style:style>
    <style:style style:name="T5" style:family="text">
      <style:text-properties fo:color="#d99116" style:font-name="メイリオ" fo:font-size="36pt" fo:font-weight="bold" style:font-name-asian="メイリオ" style:font-size-asian="36pt" style:font-weight-asian="bold" style:font-size-complex="36pt" style:font-weight-complex="bold"/>
    </style:style>
    <style:style style:name="T6" style:family="text">
      <style:text-properties style:font-name="メイリオ" fo:font-size="20pt" style:font-name-asian="メイリオ" style:font-size-asian="26pt" style:font-size-complex="26pt"/>
    </style:style>
    <style:style style:name="T7" style:family="text">
      <style:text-properties style:font-name="メイリオ" fo:font-size="24pt" fo:font-weight="normal" style:font-name-asian="メイリオ" style:font-size-asian="24pt" style:font-weight-asian="normal" style:font-size-complex="24pt" style:font-weight-complex="normal"/>
    </style:style>
    <style:style style:name="T8" style:family="text">
      <style:text-properties style:font-name="メイリオ" fo:font-size="36pt" fo:font-weight="normal" style:font-name-asian="メイリオ" style:font-size-asian="36pt" style:font-weight-asian="normal" style:font-size-complex="36pt" style:font-weight-complex="normal"/>
    </style:style>
    <style:style style:name="T9" style:family="text">
      <style:text-properties fo:color="#d99116" style:font-name="メイリオ" fo:font-size="32pt" style:font-name-asian="メイリオ" style:font-size-asian="32pt" style:font-size-complex="32pt"/>
    </style:style>
    <style:style style:name="T10" style:family="text">
      <style:text-properties style:font-name="メイリオ" fo:font-size="32pt" style:font-name-asian="メイリオ" style:font-size-asian="32pt" style:font-size-complex="32pt"/>
    </style:style>
    <style:style style:name="T11" style:family="text">
      <style:text-properties style:font-name="メイリオ" fo:font-size="32pt" fo:font-weight="normal" style:font-name-asian="メイリオ" style:font-size-asian="32pt" style:font-weight-asian="normal" style:font-size-complex="32pt" style:font-weight-complex="normal"/>
    </style:style>
    <style:style style:name="T12" style:family="text"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メイリオ" fo:font-size="44pt" fo:font-style="normal" fo:text-shadow="none" style:text-underline-style="none" fo:font-weight="bold" style:letter-kerning="true" fo:background-color="transparent" style:font-name-asian="メイリオ" style:font-size-asian="44pt" style:font-weight-asian="bold" style:font-size-complex="44pt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font-name="メイリオ" fo:font-size="24pt" style:font-name-asian="メイリオ" style:font-size-asian="24pt" style:font-size-complex="24pt"/>
    </style:style>
    <style:style style:name="T15" style:family="text">
      <style:text-properties fo:color="#000000"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16" style:family="text">
      <style:text-properties fo:color="#000000" style:font-name="メイリオ" fo:font-size="32pt" style:font-name-asian="メイリオ" style:font-size-asian="32pt" style:font-size-complex="32pt"/>
    </style:style>
    <style:style style:name="T17" style:family="text">
      <style:text-properties fo:color="#999999" style:font-name="メイリオ" fo:font-size="24pt" style:font-name-asian="メイリオ" style:font-size-asian="24pt" style:font-size-complex="24pt"/>
    </style:style>
    <style:style style:name="T18" style:family="text">
      <style:text-properties fo:color="#999999"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19" style:family="text">
      <style:text-properties fo:color="#000000" style:font-name="メイリオ" style:font-name-asian="メイリオ" style:font-size-asian="24pt"/>
    </style:style>
    <style:style style:name="T20" style:family="text">
      <style:text-properties fo:color="#000000" style:font-name="メイリオ" fo:font-weight="bold" style:font-name-asian="メイリオ" style:font-size-asian="24pt" style:font-weight-asian="bold" style:font-weight-complex="bold"/>
    </style:style>
    <style:style style:name="T21" style:family="text">
      <style:text-properties fo:color="#999999" style:font-name="メイリオ" style:font-name-asian="メイリオ" style:font-size-asian="24pt"/>
    </style:style>
    <style:style style:name="T22" style:family="text">
      <style:text-properties fo:color="#999999" style:font-name="メイリオ" fo:font-weight="bold" style:font-name-asian="メイリオ" style:font-size-asian="24pt" style:font-weight-asian="bold" style:font-weight-complex="bold"/>
    </style:style>
    <style:style style:name="T23" style:family="text">
      <style:text-properties style:font-name="メイリオ" style:font-name-asian="メイリオ"/>
    </style:style>
    <style:style style:name="T24" style:family="text">
      <style:text-properties style:font-name="メイリオ" fo:font-weight="bold" style:font-name-asian="メイリオ" style:font-weight-asian="bold" style:font-weight-complex="bold"/>
    </style:style>
    <style:style style:name="T25" style:family="text">
      <style:text-properties fo:color="#333333" style:font-name="メイリオ" fo:font-size="22pt" style:font-name-asian="メイリオ" style:font-size-asian="22pt" style:font-size-complex="22pt"/>
    </style:style>
    <style:style style:name="T26" style:family="text">
      <style:text-properties fo:color="#bc312e" style:font-name="メイリオ" fo:font-size="22pt" style:font-name-asian="メイリオ" style:font-size-asian="22pt" style:font-size-complex="22pt"/>
    </style:style>
    <style:style style:name="T27" style:family="text">
      <style:text-properties fo:color="#808080" style:font-name="メイリオ" fo:font-size="22pt" style:font-name-asian="メイリオ" style:font-size-asian="22pt" style:font-size-complex="22pt"/>
    </style:style>
    <style:style style:name="T28" style:family="text">
      <style:text-properties style:font-name="メイリオ" style:font-name-asian="メイリオ" style:font-size-asian="24pt"/>
    </style:style>
    <style:style style:name="T29" style:family="text">
      <style:text-properties fo:color="#000000" style:font-name="メイリオ" fo:font-size="22pt" style:font-name-asian="メイリオ" style:font-size-asian="22pt" style:font-size-complex="22pt"/>
    </style:style>
    <style:style style:name="T30" style:family="text">
      <style:text-properties fo:color="#000000" style:font-name="メイリオ" fo:font-weight="normal" style:font-name-asian="メイリオ" style:font-size-asian="24pt" style:font-weight-asian="normal" style:font-weight-complex="normal"/>
    </style:style>
    <style:style style:name="T31" style:family="text">
      <style:text-properties style:font-name="メイリオ" fo:font-size="26pt" style:font-name-asian="メイリオ" style:font-size-asian="26pt" style:font-size-complex="26pt"/>
    </style:style>
    <style:style style:name="T32" style:family="text">
      <style:text-properties style:font-name="メイリオ" fo:font-size="26pt" style:text-underline-style="solid" style:text-underline-width="auto" style:text-underline-color="font-color" style:font-name-asian="メイリオ" style:font-size-asian="26pt" style:font-size-complex="26pt"/>
    </style:style>
    <style:style style:name="T33" style:family="text">
      <style:text-properties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34" style:family="text">
      <style:text-properties style:font-name="メイリオ" fo:font-size="24pt" style:font-name-asian="メイリオ" style:font-size-asian="24pt" style:font-size-complex="24pt"/>
    </style:style>
    <style:style style:name="T35" style:family="text">
      <style:text-properties fo:color="#ffffff" style:font-name="メイリオ" fo:font-size="16pt" style:font-name-asian="メイリオ" style:font-size-asian="22pt" style:font-size-complex="22pt"/>
    </style:style>
    <style:style style:name="T36" style:family="text">
      <style:text-properties fo:color="#ffffff" style:font-name="メイリオ" fo:font-size="20pt" style:font-name-asian="メイリオ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4.37cm" svg:x="1.601cm" svg:y="6.462cm" presentation:class="title" presentation:user-transformed="true">
          <draw:text-box>
            <text:p><text:span text:style-name="T1">Easy </text:span><text:span text:style-name="T1">Scanner</text:span></text:p>
          </draw:text-box>
        </draw:frame>
        <draw:frame draw:style-name="gr1" draw:text-style-name="P2" draw:layer="layout" svg:width="8.4cm" svg:height="1.415cm" svg:x="18.4cm" svg:y="12.6cm">
          <draw:text-box>
            <text:p><text:span text:style-name="T2">03-180434 </text:span><text:span text:style-name="T2">橋本大世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目的</text:span></text:p>
          </draw:text-box>
        </draw:frame>
        <draw:frame draw:style-name="gr3" draw:text-style-name="P7" draw:layer="layout" svg:width="24cm" svg:height="4.6cm" svg:x="2.2cm" svg:y="5.7cm">
          <draw:text-box>
            <text:p text:style-name="P6"><text:span text:style-name="T4">普通の写真から</text:span></text:p>
            <text:p text:style-name="P6"><text:span text:style-name="T5">きれいなスキャン風</text:span><text:span text:style-name="T5">画像</text:span><text:span text:style-name="T4">をつくりたい！</text:span></text:p>
          </draw:text-box>
        </draw:frame>
        <draw:frame draw:style-name="gr4" draw:text-style-name="P9" draw:layer="layout" svg:width="9.6cm" svg:height="4.379cm" svg:x="9.4cm" svg:y="11.2cm">
          <draw:text-box>
            <text:p text:style-name="P8"><text:span text:style-name="T6">課題１ <text:s/>対象の検出</text:span></text:p>
            <text:p text:style-name="P8"><text:span text:style-name="T6">課題２ 白飛びの除去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1 <text:s/></text:span><text:span text:style-name="T3">対象の</text:span><text:span text:style-name="T3">検出</text:span></text:p>
          </draw:text-box>
        </draw:frame>
        <draw:custom-shape draw:style-name="gr5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9.444cm" svg:height="12.593cm" svg:x="1.8cm" svg:y="5.007cm">
          <draw:image xlink:href="Pictures/10000000000001C20000025814DE3E87D56136A5.jpg" xlink:type="simple" xlink:show="embed" xlink:actuate="onLoad">
            <text:p/>
          </draw:image>
        </draw:frame>
        <draw:frame draw:style-name="gr7" draw:text-style-name="P2" draw:layer="layout" svg:width="8.4cm" svg:height="1.415cm" svg:x="2.4cm" svg:y="3.4cm">
          <draw:text-box>
            <text:p><text:span text:style-name="T2">カメラで撮影した画像</text:span></text:p>
          </draw:text-box>
        </draw:frame>
        <draw:frame draw:style-name="gr8" draw:text-style-name="P2" draw:layer="layout" svg:width="6.3cm" svg:height="2.4cm" svg:x="18.9cm" svg:y="3.4cm">
          <draw:text-box>
            <text:p><text:span text:style-name="T2">スキャン風画像</text:span></text:p>
          </draw:text-box>
        </draw:frame>
        <draw:frame draw:style-name="gr9" draw:text-style-name="P12" draw:layer="layout" svg:width="6.4cm" svg:height="2.791cm" svg:x="11.244cm" svg:y="11.1cm">
          <draw:text-box>
            <text:p><text:span text:style-name="T7">紙</text:span><text:span text:style-name="T7">(</text:span><text:span text:style-name="T7">対象</text:span><text:span text:style-name="T7">)</text:span><text:span text:style-name="T7">を検出</text:span></text:p>
          </draw:text-box>
        </draw:frame>
        <draw:frame draw:style-name="gr6" draw:text-style-name="P11" draw:layer="layout" svg:width="8.898cm" svg:height="12.589cm" svg:x="17.6cm" svg:y="5.011cm">
          <draw:image xlink:href="Pictures/10000000000001C200000258131E7C9D6AD7A4B5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2 <text:s/></text:span><text:span text:style-name="T3">白飛び</text:span><text:span text:style-name="T3">の除去</text:span></text:p>
          </draw:text-box>
        </draw:frame>
        <draw:custom-shape draw:style-name="gr10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8.4cm" svg:height="1.415cm" svg:x="2.4cm" svg:y="3.4cm">
          <draw:text-box>
            <text:p><text:span text:style-name="T2">白飛びを含む複数画像</text:span></text:p>
          </draw:text-box>
        </draw:frame>
        <draw:frame draw:style-name="gr12" draw:text-style-name="P2" draw:layer="layout" svg:width="9.2cm" svg:height="2.791cm" svg:x="17.8cm" svg:y="3.6cm">
          <draw:text-box>
            <text:p><text:span text:style-name="T2">白飛びを除去した画像</text:span></text:p>
          </draw:text-box>
        </draw:frame>
        <draw:frame draw:style-name="gr12" draw:text-style-name="P12" draw:layer="layout" svg:width="6.4cm" svg:height="2.791cm" svg:x="11.744cm" svg:y="10.8cm">
          <draw:text-box>
            <text:p><text:span text:style-name="T7">上手に合成</text:span></text:p>
          </draw:text-box>
        </draw:frame>
        <draw:frame draw:style-name="gr13" draw:text-style-name="P13" draw:layer="layout" svg:width="4.799cm" svg:height="6.4cm" svg:x="4.245cm" svg:y="5cm">
          <draw:image xlink:href="Pictures/10000000000001C2000002587CEE3C9D09FAB5D4.jpg" xlink:type="simple" xlink:show="embed" xlink:actuate="onLoad">
            <text:p/>
          </draw:image>
        </draw:frame>
        <draw:frame draw:style-name="gr13" draw:text-style-name="P13" draw:layer="layout" svg:width="4.8cm" svg:height="6.4cm" svg:x="6.692cm" svg:y="11.5cm">
          <draw:image xlink:href="Pictures/10000000000001C2000002588C604E3383C3E2B3.jpg" xlink:type="simple" xlink:show="embed" xlink:actuate="onLoad">
            <text:p/>
          </draw:image>
        </draw:frame>
        <draw:frame draw:style-name="gr13" draw:text-style-name="P13" draw:layer="layout" svg:width="4.831cm" svg:height="6.441cm" svg:x="1.769cm" svg:y="11.5cm">
          <draw:image xlink:href="Pictures/10000000000001C20000025832B12299F452784D.jpg" xlink:type="simple" xlink:show="embed" xlink:actuate="onLoad">
            <text:p/>
          </draw:image>
        </draw:frame>
        <draw:frame draw:style-name="gr13" draw:text-style-name="P13" draw:layer="layout" svg:width="8.7cm" svg:height="11.6cm" svg:x="17.9cm" svg:y="5.4cm">
          <draw:image xlink:href="Pictures/10000000000001C200000258AFC088788A143E91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1 <text:s/></text:span><text:span text:style-name="T3">対象の</text:span><text:span text:style-name="T3">検出 </text:span><text:span text:style-name="T3">(</text:span><text:span text:style-name="T3">再掲</text:span><text:span text:style-name="T3">)</text:span></text:p>
          </draw:text-box>
        </draw:frame>
        <draw:custom-shape draw:style-name="gr5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1" draw:layer="layout" svg:width="9.444cm" svg:height="12.593cm" svg:x="1.8cm" svg:y="5.007cm">
          <draw:image xlink:href="Pictures/10000000000001C20000025814DE3E87D56136A5.jpg" xlink:type="simple" xlink:show="embed" xlink:actuate="onLoad">
            <text:p/>
          </draw:image>
        </draw:frame>
        <draw:frame draw:style-name="gr7" draw:text-style-name="P2" draw:layer="layout" svg:width="8.4cm" svg:height="1.415cm" svg:x="2.4cm" svg:y="3.4cm">
          <draw:text-box>
            <text:p><text:span text:style-name="T2">カメラで撮影した画像</text:span></text:p>
          </draw:text-box>
        </draw:frame>
        <draw:frame draw:style-name="gr8" draw:text-style-name="P2" draw:layer="layout" svg:width="6.3cm" svg:height="2.4cm" svg:x="18.9cm" svg:y="3.4cm">
          <draw:text-box>
            <text:p><text:span text:style-name="T2">スキャン風画像</text:span></text:p>
          </draw:text-box>
        </draw:frame>
        <draw:frame draw:style-name="gr9" draw:text-style-name="P12" draw:layer="layout" svg:width="6.4cm" svg:height="2.791cm" svg:x="11.244cm" svg:y="11.1cm">
          <draw:text-box>
            <text:p><text:span text:style-name="T7">紙</text:span><text:span text:style-name="T7">(</text:span><text:span text:style-name="T7">対象</text:span><text:span text:style-name="T7">)</text:span><text:span text:style-name="T7">を検出</text:span></text:p>
          </draw:text-box>
        </draw:frame>
        <draw:frame draw:style-name="gr14" draw:text-style-name="P11" draw:layer="layout" svg:width="8.898cm" svg:height="12.589cm" svg:x="17.6cm" svg:y="5.011cm">
          <draw:image xlink:href="Pictures/10000000000001C200000258131E7C9D6AD7A4B5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3T0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>
          <draw:text-box>
            <text:p text:style-name="P4"><text:span text:style-name="T3">手法の検討 <text:s/></text:span><text:span text:style-name="T8">〜</text:span><text:span text:style-name="T8">対象の検出〜</text:span></text:p>
          </draw:text-box>
        </draw:frame>
        <draw:frame draw:style-name="gr15" draw:text-style-name="P14" draw:layer="layout" svg:width="7.6cm" svg:height="1.944cm" svg:x="2.1cm" svg:y="3.2cm">
          <draw:text-box>
            <text:p><text:span text:style-name="T9">色</text:span><text:span text:style-name="T10">で検出？</text:span></text:p>
          </draw:text-box>
        </draw:frame>
        <draw:frame draw:style-name="gr16" draw:text-style-name="P15" draw:layer="layout" svg:width="9.505cm" svg:height="3.637cm" svg:x="17.4cm" svg:y="8.6cm">
          <draw:text-box>
            <text:p><text:span text:style-name="T11">前景・背景</text:span></text:p>
            <text:p><text:span text:style-name="T12">両方とも白！</text:span></text:p>
          </draw:text-box>
        </draw:frame>
        <draw:frame draw:style-name="gr17" draw:text-style-name="P11" draw:layer="layout" svg:width="9.599cm" svg:height="12.8cm" svg:x="3.5cm" svg:y="5.2cm">
          <draw:image xlink:href="Pictures/10000000000001C20000025814DE3E87D56136A5.jpg" xlink:type="simple" xlink:show="embed" xlink:actuate="onLoad">
            <text:p/>
          </draw:image>
        </draw:frame>
        <draw:custom-shape draw:style-name="gr18" draw:text-style-name="P13" draw:layer="layout" svg:width="5.754cm" svg:height="1.384cm" draw:transform="skewX (-0.00506145483078359) rotate (0.202458193231342) translate (10.694cm 10.843cm)">
          <text:p/>
          <draw:enhanced-geometry svg:viewBox="0 0 21600 21600" draw:text-areas="?f7 ?f0 21600 ?f2" draw:type="left-arrow" draw:modifiers="5117.77003484321 7471.848972792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5.211cm" svg:height="1.396cm" draw:transform="rotate (-0.597949801733258) translate (12.991cm 5.826cm)">
          <text:p/>
          <draw:enhanced-geometry svg:viewBox="0 0 21600 21600" draw:mirror-horizontal="false" draw:mirror-vertical="false" draw:text-areas="?f7 ?f0 21600 ?f2" draw:type="left-arrow" draw:modifiers="5117.77003484321 7471.848972792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20" draw:text-style-name="P16" draw:layer="layout" svg:width="13cm" svg:height="2.9cm" svg:x="13.8cm" svg:y="4.8cm">
          <draw:text-box>
            <text:p text:style-name="P8"><text:span text:style-name="T14">エッジ検出を利用した</text:span><text:span text:style-name="T15">線分検</text:span><text:span text:style-name="T15">出</text:span></text:p>
          </draw:text-box>
        </draw:frame>
        <draw:frame draw:style-name="gr21" draw:text-style-name="P11" draw:layer="layout" svg:width="9.698cm" svg:height="12.898cm" svg:x="3.301cm" svg:y="5.001cm">
          <draw:image xlink:href="Pictures/10000000000001C20000025854E6B31C39A96AB4.jpg" xlink:type="simple" xlink:show="embed" xlink:actuate="onLoad">
            <text:p/>
          </draw:image>
        </draw:frame>
        <draw:frame draw:style-name="gr22" draw:text-style-name="P14" draw:layer="layout" svg:width="11.1cm" svg:height="1.944cm" svg:x="2.1cm" svg:y="3.2cm">
          <draw:text-box>
            <text:p><text:span text:style-name="T9">線分</text:span><text:span text:style-name="T16">から頂点</text:span><text:span text:style-name="T10">検出</text:span></text:p>
          </draw:text-box>
        </draw:frame>
        <draw:frame draw:style-name="gr23" draw:text-style-name="P11" draw:layer="layout" svg:width="9.698cm" svg:height="12.898cm" svg:x="3.301cm" svg:y="5.001cm">
          <draw:image xlink:href="Pictures/10000000000001C200000258B0900254491FFDDB.jpg" xlink:type="simple" xlink:show="embed" xlink:actuate="onLoad">
            <text:p/>
          </draw:image>
        </draw:frame>
        <draw:frame draw:style-name="gr17" draw:text-style-name="P11" draw:layer="layout" svg:width="9.7cm" svg:height="12.9cm" svg:x="3.301cm" svg:y="5cm">
          <draw:image xlink:href="Pictures/10000000000001C200000258D06DA9AE30B778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24" draw:text-style-name="P18" draw:layer="layout" svg:width="13cm" svg:height="2.9cm" svg:x="13.8cm" svg:y="4.8cm">
          <draw:text-box>
            <text:p text:style-name="P8"><text:span text:style-name="T17">エッジ検出を利用した</text:span><text:span text:style-name="T18">線分検</text:span><text:span text:style-name="T18">出</text:span></text:p>
          </draw:text-box>
        </draw:frame>
        <draw:custom-shape draw:style-name="gr25" draw:text-style-name="P13" draw:layer="layout" svg:width="1.4cm" svg:height="1.8cm" svg:x="19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9" draw:layer="layout" svg:width="12.6cm" svg:height="1.521cm" svg:x="14cm" svg:y="10.1cm">
          <draw:text-box>
            <text:p><text:span text:style-name="T19">距離・角度などで</text:span><text:span text:style-name="T20">グループ化</text:span></text:p>
          </draw:text-box>
        </draw:frame>
        <draw:frame draw:style-name="gr27" draw:text-style-name="P11" draw:layer="layout" svg:width="9.698cm" svg:height="12.898cm" svg:x="3.301cm" svg:y="5.001cm">
          <draw:image xlink:href="Pictures/10000000000001C20000025854E6B31C39A96AB4.jpg" xlink:type="simple" xlink:show="embed" xlink:actuate="onLoad">
            <text:p/>
          </draw:image>
        </draw:frame>
        <draw:frame draw:style-name="gr28" draw:text-style-name="P14" draw:layer="layout" svg:width="11.1cm" svg:height="1.944cm" svg:x="2.1cm" svg:y="3.2cm">
          <draw:text-box>
            <text:p><text:span text:style-name="T9">線分</text:span><text:span text:style-name="T16">から頂点</text:span><text:span text:style-name="T10">検出</text:span></text:p>
          </draw:text-box>
        </draw:frame>
        <draw:frame draw:style-name="gr17" draw:text-style-name="P11" draw:layer="layout" svg:width="9.698cm" svg:height="12.898cm" svg:x="3.301cm" svg:y="5.001cm">
          <draw:image xlink:href="Pictures/10000000000001C200000258B0900254491FFD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29" draw:text-style-name="P18" draw:layer="layout" svg:width="13cm" svg:height="2.9cm" svg:x="13.8cm" svg:y="4.8cm">
          <draw:text-box>
            <text:p text:style-name="P8"><text:span text:style-name="T17">エッジ検出を利用した</text:span><text:span text:style-name="T18">線分検</text:span><text:span text:style-name="T18">出</text:span></text:p>
          </draw:text-box>
        </draw:frame>
        <draw:custom-shape draw:style-name="gr30" draw:text-style-name="P13" draw:layer="layout" svg:width="1.4cm" svg:height="1.8cm" svg:x="19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20" draw:layer="layout" svg:width="12.6cm" svg:height="1.521cm" svg:x="14cm" svg:y="10.1cm">
          <draw:text-box>
            <text:p><text:span text:style-name="T21">距離・角度などで</text:span><text:span text:style-name="T22">グループ化</text:span></text:p>
          </draw:text-box>
        </draw:frame>
        <draw:custom-shape draw:style-name="gr30" draw:text-style-name="P13" draw:layer="layout" svg:width="1.4cm" svg:height="1.8cm" svg:x="19.2cm" svg:y="12.3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698cm" svg:height="12.898cm" svg:x="3.301cm" svg:y="5.001cm">
          <draw:image xlink:href="Pictures/10000000000001C20000025854E6B31C39A96AB4.jpg" xlink:type="simple" xlink:show="embed" xlink:actuate="onLoad">
            <text:p/>
          </draw:image>
        </draw:frame>
        <draw:frame draw:style-name="gr31" draw:text-style-name="P21" draw:layer="layout" svg:width="14cm" svg:height="1.521cm" svg:x="13.7cm" svg:y="14.8cm">
          <draw:text-box>
            <text:p><text:span text:style-name="T23">交点から”</text:span><text:span text:style-name="T24">頂点らしい</text:span><text:span text:style-name="T23">”ものを</text:span><text:span text:style-name="T23">選ぶ</text:span></text:p>
          </draw:text-box>
        </draw:frame>
        <draw:frame draw:style-name="gr15" draw:text-style-name="P14" draw:layer="layout" svg:width="11.1cm" svg:height="1.944cm" svg:x="2.1cm" svg:y="3.2cm">
          <draw:text-box>
            <text:p><text:span text:style-name="T9">線分</text:span><text:span text:style-name="T16">から頂点</text:span><text:span text:style-name="T10">検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32" draw:text-style-name="P14" draw:layer="layout" svg:width="10.8cm" svg:height="1.944cm" svg:x="2cm" svg:y="4.2cm">
          <draw:text-box>
            <text:p><text:span text:style-name="T9">頂点らしさ</text:span><text:span text:style-name="T10">とは？</text:span></text:p>
          </draw:text-box>
        </draw:frame>
        <draw:frame draw:style-name="gr33" draw:text-style-name="P22" draw:layer="layout" svg:width="16.6cm" svg:height="7.394cm" svg:x="4.2cm" svg:y="6.4cm">
          <draw:text-box>
            <text:p text:style-name="P8"><text:span text:style-name="T25">・</text:span><text:span text:style-name="T26">交わる２線分の長さ</text:span></text:p>
            <text:p text:style-name="P8"><text:span text:style-name="T25">・</text:span><text:span text:style-name="T27">交わる角度</text:span></text:p>
            <text:p text:style-name="P8"><text:span text:style-name="T25">・</text:span><text:span text:style-name="T27">線分の端から頂点までの距離</text:span></text:p>
          </draw:text-box>
        </draw:frame>
        <draw:line draw:style-name="gr34" draw:text-style-name="P11" draw:layer="layout" svg:x1="16.2cm" svg:y1="7.2cm" svg:x2="20.817cm" svg:y2="7.2cm">
          <text:p/>
        </draw:line>
        <draw:line draw:style-name="gr34" draw:text-style-name="P11" draw:layer="layout" svg:x1="23.2cm" svg:y1="14.494cm" svg:x2="22.738cm" svg:y2="10.1cm">
          <text:p/>
        </draw:line>
        <draw:line draw:style-name="gr35" draw:text-style-name="P11" draw:layer="layout" svg:x1="22.722cm" svg:y1="9.986cm" svg:x2="22.408cm" svg:y2="7.212cm">
          <text:p/>
        </draw:line>
        <draw:line draw:style-name="gr36" draw:text-style-name="P11" draw:layer="layout" svg:x1="20.9cm" svg:y1="7.2cm" svg:x2="22.4cm" svg:y2="7.2cm">
          <text:p/>
        </draw:line>
        <draw:custom-shape draw:style-name="gr37" draw:text-style-name="P23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38" draw:text-style-name="P14" draw:layer="layout" svg:width="10.8cm" svg:height="1.944cm" svg:x="2cm" svg:y="4.2cm">
          <draw:text-box>
            <text:p><text:span text:style-name="T9">頂点らしさ</text:span><text:span text:style-name="T10">とは？</text:span></text:p>
          </draw:text-box>
        </draw:frame>
        <draw:frame draw:style-name="gr39" draw:text-style-name="P22" draw:layer="layout" svg:width="16.6cm" svg:height="7.394cm" svg:x="4.2cm" svg:y="6.4cm">
          <draw:text-box>
            <text:p text:style-name="P8"><text:span text:style-name="T25">・</text:span><text:span text:style-name="T27">交わる２線分の長さ</text:span></text:p>
            <text:p text:style-name="P8"><text:span text:style-name="T25">・</text:span><text:span text:style-name="T26">交わる角度</text:span></text:p>
            <text:p text:style-name="P8"><text:span text:style-name="T25">・</text:span><text:span text:style-name="T27">線分の端から頂点までの距離</text:span></text:p>
          </draw:text-box>
        </draw:frame>
        <draw:line draw:style-name="gr40" draw:text-style-name="P11" draw:layer="layout" svg:x1="16.2cm" svg:y1="7.2cm" svg:x2="20.817cm" svg:y2="7.2cm">
          <text:p/>
        </draw:line>
        <draw:line draw:style-name="gr40" draw:text-style-name="P11" draw:layer="layout" svg:x1="23.2cm" svg:y1="14.494cm" svg:x2="22.738cm" svg:y2="10.1cm">
          <text:p/>
        </draw:line>
        <draw:line draw:style-name="gr41" draw:text-style-name="P11" draw:layer="layout" svg:x1="22.722cm" svg:y1="9.986cm" svg:x2="22.408cm" svg:y2="7.212cm">
          <text:p/>
        </draw:line>
        <draw:line draw:style-name="gr42" draw:text-style-name="P11" draw:layer="layout" svg:x1="20.9cm" svg:y1="7.2cm" svg:x2="22.4cm" svg:y2="7.2cm">
          <text:p/>
        </draw:line>
        <draw:custom-shape draw:style-name="gr43" draw:text-style-name="P24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44" draw:text-style-name="P14" draw:layer="layout" svg:width="10.8cm" svg:height="1.944cm" svg:x="2cm" svg:y="4.2cm">
          <draw:text-box>
            <text:p><text:span text:style-name="T9">頂点らしさ</text:span><text:span text:style-name="T10">とは？</text:span></text:p>
          </draw:text-box>
        </draw:frame>
        <draw:frame draw:style-name="gr45" draw:text-style-name="P22" draw:layer="layout" svg:width="16.6cm" svg:height="7.394cm" svg:x="4.2cm" svg:y="6.4cm">
          <draw:text-box>
            <text:p text:style-name="P8"><text:span text:style-name="T25">・</text:span><text:span text:style-name="T27">交わる２線分の長さ</text:span></text:p>
            <text:p text:style-name="P8"><text:span text:style-name="T25">・</text:span><text:span text:style-name="T27">交わる角度</text:span></text:p>
            <text:p text:style-name="P8"><text:span text:style-name="T25">・</text:span><text:span text:style-name="T26">線分の端から頂点までの距離</text:span></text:p>
            <text:p text:style-name="P8"><text:span text:style-name="T28"/></text:p>
          </draw:text-box>
        </draw:frame>
        <draw:line draw:style-name="gr46" draw:text-style-name="P11" draw:layer="layout" svg:x1="16.2cm" svg:y1="7.2cm" svg:x2="20.817cm" svg:y2="7.2cm">
          <text:p/>
        </draw:line>
        <draw:line draw:style-name="gr46" draw:text-style-name="P11" draw:layer="layout" svg:x1="23.2cm" svg:y1="14.494cm" svg:x2="22.738cm" svg:y2="10.1cm">
          <text:p/>
        </draw:line>
        <draw:line draw:style-name="gr47" draw:text-style-name="P11" draw:layer="layout" svg:x1="22.722cm" svg:y1="9.986cm" svg:x2="22.408cm" svg:y2="7.212cm">
          <text:p/>
        </draw:line>
        <draw:line draw:style-name="gr48" draw:text-style-name="P11" draw:layer="layout" svg:x1="20.9cm" svg:y1="7.2cm" svg:x2="22.4cm" svg:y2="7.2cm">
          <text:p/>
        </draw:line>
        <draw:custom-shape draw:style-name="gr49" draw:text-style-name="P25" draw:layer="layout" svg:width="3.6cm" svg:height="3.6cm" draw:transform="rotate (-1.38963115043789) translate (23.651cm 5.31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50" draw:text-style-name="P14" draw:layer="layout" svg:width="10.8cm" svg:height="1.944cm" svg:x="2cm" svg:y="4.2cm">
          <draw:text-box>
            <text:p><text:span text:style-name="T9">頂点らしさ</text:span><text:span text:style-name="T10">とは？</text:span></text:p>
          </draw:text-box>
        </draw:frame>
        <draw:frame draw:style-name="gr51" draw:text-style-name="P26" draw:layer="layout" svg:width="16.6cm" svg:height="7.394cm" svg:x="4.2cm" svg:y="6.4cm">
          <draw:text-box>
            <text:p text:style-name="P8"><text:span text:style-name="T29">・</text:span><text:span text:style-name="T27">交わる２線分の長さ</text:span></text:p>
            <text:p text:style-name="P8"><text:span text:style-name="T29">・</text:span><text:span text:style-name="T27">交わる角度</text:span></text:p>
            <text:p text:style-name="P8"><text:span text:style-name="T29">・</text:span><text:span text:style-name="T27">線分の端から頂点までの距離</text:span></text:p>
            <text:p text:style-name="P8"><text:span text:style-name="T30"/></text:p>
            <text:p text:style-name="P8"><text:span text:style-name="T30">他にも</text:span><text:span text:style-name="T20">多数の指標</text:span></text:p>
          </draw:text-box>
        </draw:frame>
        <draw:line draw:style-name="gr46" draw:text-style-name="P11" draw:layer="layout" svg:x1="16.2cm" svg:y1="7.193cm" svg:x2="20.817cm" svg:y2="7.193cm">
          <text:p/>
        </draw:line>
        <draw:line draw:style-name="gr46" draw:text-style-name="P11" draw:layer="layout" svg:x1="23.2cm" svg:y1="14.487cm" svg:x2="22.738cm" svg:y2="10.093cm">
          <text:p/>
        </draw:line>
        <draw:line draw:style-name="gr52" draw:text-style-name="P11" draw:layer="layout" svg:x1="22.722cm" svg:y1="9.979cm" svg:x2="22.408cm" svg:y2="7.205cm">
          <text:p/>
        </draw:line>
        <draw:line draw:style-name="gr53" draw:text-style-name="P11" draw:layer="layout" svg:x1="20.9cm" svg:y1="7.193cm" svg:x2="22.4cm" svg:y2="7.193cm">
          <text:p/>
        </draw:line>
        <draw:custom-shape draw:style-name="gr49" draw:text-style-name="P25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15" draw:text-style-name="P14" draw:layer="layout" svg:width="10.8cm" svg:height="1.944cm" svg:x="2cm" svg:y="4.2cm">
          <draw:text-box>
            <text:p><text:span text:style-name="T9">頂点らしさ</text:span><text:span text:style-name="T10">とは？</text:span></text:p>
          </draw:text-box>
        </draw:frame>
        <draw:frame draw:style-name="gr54" draw:text-style-name="P26" draw:layer="layout" svg:width="16.6cm" svg:height="7.394cm" svg:x="4.2cm" svg:y="6.4cm">
          <draw:text-box>
            <text:p text:style-name="P8"><text:span text:style-name="T29">・</text:span><text:span text:style-name="T27">交わる２線分の長さ</text:span></text:p>
            <text:p text:style-name="P8"><text:span text:style-name="T29">・</text:span><text:span text:style-name="T27">交わる角度</text:span></text:p>
            <text:p text:style-name="P8"><text:span text:style-name="T29">・</text:span><text:span text:style-name="T27">線分の端から頂点までの距離</text:span></text:p>
            <text:p text:style-name="P8"><text:span text:style-name="T30"/></text:p>
            <text:p text:style-name="P8"><text:span text:style-name="T30">他にも</text:span><text:span text:style-name="T20">多数の指標</text:span></text:p>
          </draw:text-box>
        </draw:frame>
        <draw:line draw:style-name="gr55" draw:text-style-name="P11" draw:layer="layout" svg:x1="16.2cm" svg:y1="7.193cm" svg:x2="20.817cm" svg:y2="7.193cm">
          <text:p/>
        </draw:line>
        <draw:line draw:style-name="gr55" draw:text-style-name="P11" draw:layer="layout" svg:x1="23.2cm" svg:y1="14.487cm" svg:x2="22.738cm" svg:y2="10.093cm">
          <text:p/>
        </draw:line>
        <draw:line draw:style-name="gr56" draw:text-style-name="P11" draw:layer="layout" svg:x1="22.722cm" svg:y1="9.979cm" svg:x2="22.408cm" svg:y2="7.205cm">
          <text:p/>
        </draw:line>
        <draw:line draw:style-name="gr57" draw:text-style-name="P11" draw:layer="layout" svg:x1="20.9cm" svg:y1="7.193cm" svg:x2="22.4cm" svg:y2="7.193cm">
          <text:p/>
        </draw:line>
        <draw:custom-shape draw:style-name="gr58" draw:text-style-name="P25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9" draw:text-style-name="P10" draw:layer="layout" svg:width="4.6cm" svg:height="1.6cm" svg:x="5.2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27" draw:layer="layout" svg:width="12.4cm" svg:height="2.261cm" svg:x="10.4cm" svg:y="13.902cm">
          <draw:text-box>
            <text:p><text:span text:style-name="T4">機械学習しよう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対象の検出〜</text:span></text:p>
          </draw:text-box>
        </draw:frame>
        <draw:frame draw:style-name="gr61" draw:text-style-name="P2" draw:layer="layout" svg:width="19.2cm" svg:height="1.9cm" svg:x="2.6cm" svg:y="4.5cm">
          <draw:text-box>
            <text:p><text:span text:style-name="T2">データ集めは大変です。。</text:span></text:p>
          </draw:text-box>
        </draw:frame>
        <draw:frame draw:style-name="gr17" draw:text-style-name="P11" draw:layer="layout" svg:width="6.465cm" svg:height="4.856cm" draw:transform="rotate (-1.5707963267949) translate (19.2cm 6.535cm)">
          <draw:image xlink:href="Pictures/10000000000001C200000152638F65829910C41B.jpg" xlink:type="simple" xlink:show="embed" xlink:actuate="onLoad">
            <text:p/>
          </draw:image>
        </draw:frame>
        <draw:frame draw:style-name="gr17" draw:text-style-name="P11" draw:layer="layout" svg:width="6.4cm" svg:height="4.8cm" draw:transform="rotate (-1.5707963267949) translate (24.4cm 6.2cm)">
          <draw:image xlink:href="Pictures/1000000000000258000001C2F2F78740194B2CF3.jpg" xlink:type="simple" xlink:show="embed" xlink:actuate="onLoad">
            <text:p/>
          </draw:image>
        </draw:frame>
        <draw:frame draw:style-name="gr17" draw:text-style-name="P11" draw:layer="layout" svg:width="5.125cm" svg:height="3.843cm" draw:transform="rotate (-1.5707963267949) translate (7.6cm 7.675cm)">
          <draw:image xlink:href="Pictures/1000000000000258000001C255342DE903B2D393.jpg" xlink:type="simple" xlink:show="embed" xlink:actuate="onLoad">
            <text:p/>
          </draw:image>
        </draw:frame>
        <draw:frame draw:style-name="gr17" draw:text-style-name="P11" draw:layer="layout" svg:width="6.603cm" svg:height="4.952cm" svg:x="14.4cm" svg:y="10.248cm">
          <draw:image xlink:href="Pictures/1000000000000258000001C23B8D378023AB968B.jpg" xlink:type="simple" xlink:show="embed" xlink:actuate="onLoad">
            <text:p/>
          </draw:image>
        </draw:frame>
        <draw:frame draw:style-name="gr17" draw:text-style-name="P11" draw:layer="layout" svg:width="4.55cm" svg:height="6.067cm" svg:x="21.65cm" svg:y="10.4cm">
          <draw:image xlink:href="Pictures/10000000000001C200000258816911B46377A834.jpg" xlink:type="simple" xlink:show="embed" xlink:actuate="onLoad">
            <text:p/>
          </draw:image>
        </draw:frame>
        <draw:frame draw:style-name="gr17" draw:text-style-name="P11" draw:layer="layout" svg:width="7.12cm" svg:height="5.34cm" draw:transform="rotate (-1.5707963267949) translate (11.94cm 6.68cm)">
          <draw:image xlink:href="Pictures/1000000000000258000001C2C5D7E3D0579022BE.jpg" xlink:type="simple" xlink:show="embed" xlink:actuate="onLoad">
            <text:p/>
          </draw:image>
        </draw:frame>
        <draw:frame draw:style-name="gr17" draw:text-style-name="P11" draw:layer="layout" svg:width="5cm" svg:height="3.75cm" draw:transform="rotate (-1.5707963267949) translate (14.95cm 7cm)">
          <draw:image xlink:href="Pictures/1000000000000258000001C2719A22A3C453464F.jpg" xlink:type="simple" xlink:show="embed" xlink:actuate="onLoad">
            <text:p/>
          </draw:image>
        </draw:frame>
        <draw:frame draw:style-name="gr17" draw:text-style-name="P11" draw:layer="layout" svg:width="6.146cm" svg:height="4.609cm" svg:x="6.654cm" svg:y="13.191cm">
          <draw:image xlink:href="Pictures/1000000000000258000001C2A9401712E7C3CCF7.jpg" xlink:type="simple" xlink:show="embed" xlink:actuate="onLoad">
            <text:p/>
          </draw:image>
        </draw:frame>
        <draw:frame draw:style-name="gr17" draw:text-style-name="P11" draw:layer="layout" svg:width="5.6cm" svg:height="4.2cm" draw:transform="rotate (-1.5707963267949) translate (15.601cm 11.6cm)">
          <draw:image xlink:href="Pictures/100000000000032000000258FBA65F158B90AF4E.jpg" xlink:type="simple" xlink:show="embed" xlink:actuate="onLoad">
            <text:p/>
          </draw:image>
        </draw:frame>
        <draw:frame draw:style-name="gr17" draw:text-style-name="P11" draw:layer="layout" svg:width="5.764cm" svg:height="7.686cm" svg:x="1.836cm" svg:y="10.114cm">
          <draw:image xlink:href="Pictures/10000000000001C2000002587CEE3C9D09FAB5D4.jpg" xlink:type="simple" xlink:show="embed" xlink:actuate="onLoad">
            <text:p/>
          </draw:image>
        </draw:frame>
        <draw:frame draw:style-name="gr17" draw:text-style-name="P11" draw:layer="layout" svg:width="6.133cm" svg:height="4.6cm" draw:transform="rotate (-1.5707963267949) translate (21.4cm 11.6cm)">
          <draw:image xlink:href="Pictures/1000000000000258000001C227DD7AA0CE7304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デモ </text:span><text:span text:style-name="T13">1 <text:s/></text:span><text:span text:style-name="T8">〜対象の</text:span><text:span text:style-name="T8">検出〜</text:span></text:p>
          </draw:text-box>
        </draw:frame>
        <draw:frame draw:style-name="gr62" draw:text-style-name="P27" draw:layer="layout" svg:width="19cm" svg:height="2.156cm" svg:x="5.9cm" svg:y="7.444cm">
          <draw:text-box>
            <text:p><text:span text:style-name="T4">白背景から白い紙</text:span><text:span text:style-name="T4">を検出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2 <text:s/></text:span><text:span text:style-name="T3">白飛び</text:span><text:span text:style-name="T3">の除去 </text:span><text:span text:style-name="T3">(</text:span><text:span text:style-name="T3">再掲</text:span><text:span text:style-name="T3">)</text:span></text:p>
          </draw:text-box>
        </draw:frame>
        <draw:custom-shape draw:style-name="gr63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2" draw:layer="layout" svg:width="8.4cm" svg:height="1.415cm" svg:x="2.4cm" svg:y="3.4cm">
          <draw:text-box>
            <text:p><text:span text:style-name="T2">白飛びを含む複数画像</text:span></text:p>
          </draw:text-box>
        </draw:frame>
        <draw:frame draw:style-name="gr65" draw:text-style-name="P2" draw:layer="layout" svg:width="9.2cm" svg:height="2.791cm" svg:x="17.8cm" svg:y="3.6cm">
          <draw:text-box>
            <text:p><text:span text:style-name="T2">白飛びを除去した画像</text:span></text:p>
          </draw:text-box>
        </draw:frame>
        <draw:frame draw:style-name="gr66" draw:text-style-name="P13" draw:layer="layout" svg:width="4.799cm" svg:height="6.4cm" svg:x="4.245cm" svg:y="5cm">
          <draw:image xlink:href="Pictures/10000000000001C2000002587CEE3C9D09FAB5D4.jpg" xlink:type="simple" xlink:show="embed" xlink:actuate="onLoad">
            <text:p/>
          </draw:image>
        </draw:frame>
        <draw:frame draw:style-name="gr66" draw:text-style-name="P13" draw:layer="layout" svg:width="4.8cm" svg:height="6.4cm" svg:x="6.692cm" svg:y="11.5cm">
          <draw:image xlink:href="Pictures/10000000000001C2000002588C604E3383C3E2B3.jpg" xlink:type="simple" xlink:show="embed" xlink:actuate="onLoad">
            <text:p/>
          </draw:image>
        </draw:frame>
        <draw:frame draw:style-name="gr66" draw:text-style-name="P13" draw:layer="layout" svg:width="4.831cm" svg:height="6.441cm" svg:x="1.769cm" svg:y="11.5cm">
          <draw:image xlink:href="Pictures/10000000000001C20000025832B12299F452784D.jpg" xlink:type="simple" xlink:show="embed" xlink:actuate="onLoad">
            <text:p/>
          </draw:image>
        </draw:frame>
        <draw:frame draw:style-name="gr66" draw:text-style-name="P13" draw:layer="layout" svg:width="8.7cm" svg:height="11.6cm" svg:x="17.9cm" svg:y="5.4cm">
          <draw:image xlink:href="Pictures/10000000000001C200000258AFC088788A143E91.jpg" xlink:type="simple" xlink:show="embed" xlink:actuate="onLoad">
            <text:p/>
          </draw:image>
        </draw:frame>
        <draw:frame draw:style-name="gr12" draw:text-style-name="P12" draw:layer="layout" svg:width="6.4cm" svg:height="2.791cm" svg:x="11.744cm" svg:y="10.901cm">
          <draw:text-box>
            <text:p><text:span text:style-name="T7">上手に合成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67" draw:text-style-name="P28" draw:layer="layout" svg:width="15.4cm" svg:height="4.2cm" svg:x="5.6cm" svg:y="4.8cm">
          <draw:text-box>
            <text:p text:style-name="P13"><text:span text:style-name="T10">画像を良いとこ取りし</text:span><text:span text:style-name="T10">て</text:span></text:p>
            <text:p text:style-name="P13"><text:span text:style-name="T11">ブレンド</text:span><text:span text:style-name="T10">した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</text:span><text:span text:style-name="T8">白飛び</text:span><text:span text:style-name="T8">の除去</text:span><text:span text:style-name="T8">〜</text:span></text:p>
          </draw:text-box>
        </draw:frame>
        <draw:frame draw:style-name="gr68" draw:text-style-name="P28" draw:layer="layout" svg:width="15.4cm" svg:height="4.2cm" svg:x="5.6cm" svg:y="4.8cm">
          <draw:text-box>
            <text:p text:style-name="P13"><text:span text:style-name="T10">画像を</text:span><text:span text:style-name="T10">良いとこ</text:span><text:span text:style-name="T10">取りして</text:span></text:p>
            <text:p text:style-name="P13"><text:span text:style-name="T11">ブレンド</text:span><text:span text:style-name="T10">したい</text:span></text:p>
          </draw:text-box>
        </draw:frame>
        <draw:custom-shape draw:style-name="gr69" draw:text-style-name="P13" draw:layer="layout" svg:width="2.8cm" svg:height="2.599cm" draw:transform="rotate (-1.5707963267949) translate (14.599cm 8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14" draw:layer="layout" svg:width="13cm" svg:height="2.4cm" svg:x="6.8cm" svg:y="13cm">
          <draw:text-box>
            <text:p><text:span text:style-name="T10">精密な</text:span><text:span text:style-name="T12">位置合わせ</text:span><text:span text:style-name="T10">が必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71" draw:text-style-name="P28" draw:layer="layout" svg:width="15.4cm" svg:height="4.2cm" svg:x="5.8cm" svg:y="4.2cm">
          <draw:text-box>
            <text:p text:style-name="P13"><text:span text:style-name="T10">画像を良いとこ取りし</text:span><text:span text:style-name="T10">て</text:span></text:p>
            <text:p text:style-name="P13"><text:span text:style-name="T11">ブレンド</text:span><text:span text:style-name="T10">したい</text:span></text:p>
          </draw:text-box>
        </draw:frame>
        <draw:custom-shape draw:style-name="gr72" draw:text-style-name="P13" draw:layer="layout" svg:width="2.8cm" svg:height="2.599cm" draw:transform="rotate (-1.5707963267949) translate (14.6cm 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14" draw:layer="layout" svg:width="14.6cm" svg:height="2.4cm" svg:x="7.2cm" svg:y="11.2cm">
          <draw:text-box>
            <text:p><text:span text:style-name="T10">精密な</text:span><text:span text:style-name="T12">位置合わせ</text:span><text:span text:style-name="T10">が</text:span><text:span text:style-name="T10">必要</text:span></text:p>
          </draw:text-box>
        </draw:frame>
        <draw:frame draw:style-name="gr74" draw:text-style-name="P30" draw:layer="layout" svg:width="20.6cm" svg:height="3.003cm" svg:x="3.8cm" svg:y="14.221cm">
          <draw:text-box>
            <text:p text:style-name="P29"><text:span text:style-name="T31">ちなみに</text:span><text:span text:style-name="T31">...</text:span></text:p>
            <text:p text:style-name="P29"><text:span text:style-name="T31">先程の頂点検出は</text:span><text:span text:style-name="T32">正面の</text:span><text:span text:style-name="T32">み対応</text:span><text:span text:style-name="T31">なので使えな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75" draw:text-style-name="P31" draw:layer="layout" svg:width="15cm" svg:height="2.791cm" svg:x="2.4cm" svg:y="3.355cm">
          <draw:text-box>
            <text:p><text:span text:style-name="T33">特徴点ベース</text:span><text:span text:style-name="T34">マッチング </text:span><text:span text:style-name="T34">(AKAZE)</text:span></text:p>
          </draw:text-box>
        </draw:frame>
        <draw:frame draw:style-name="gr17" draw:text-style-name="P11" draw:layer="layout" svg:width="18cm" svg:height="12cm" svg:x="4.1cm" svg:y="5.409cm">
          <draw:image xlink:href="Pictures/100000000000038400000258F41A9DDA398BEA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76" draw:text-style-name="P13" draw:layer="layout" svg:width="10.478cm" svg:height="7.486cm" draw:transform="rotate (1.5707963267949) translate (4.2cm 15.54cm)">
          <draw:image xlink:href="Pictures/1000000000000258000001C2259CC1A1C1EDE136.jpg" xlink:type="simple" xlink:show="embed" xlink:actuate="onLoad">
            <text:p/>
          </draw:image>
        </draw:frame>
        <draw:frame draw:style-name="gr77" draw:text-style-name="P32" draw:layer="layout" svg:width="14.2cm" svg:height="2.2cm" svg:x="2.2cm" svg:y="3.3cm">
          <draw:text-box>
            <text:p><text:span text:style-name="T31">概ね良いが、ずれることも</text:span><text:span text:style-name="T31">あ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78" draw:text-style-name="P11" draw:layer="layout" svg:width="10.478cm" svg:height="7.486cm" draw:transform="rotate (1.5707963267949) translate (4.2cm 15.54cm)">
          <draw:image xlink:href="Pictures/1000000000000258000001C2259CC1A1C1EDE136.jpg" xlink:type="simple" xlink:show="embed" xlink:actuate="onLoad">
            <text:p/>
          </draw:image>
        </draw:frame>
        <draw:frame draw:style-name="gr79" draw:text-style-name="P11" draw:layer="layout" svg:width="10.448cm" svg:height="7.625cm" draw:transform="rotate (1.5707963267949) translate (13.2cm 15.548cm)">
          <draw:image xlink:href="Pictures/1000000000000258000001C25022E59A52ED41BD.jpg" xlink:type="simple" xlink:show="embed" xlink:actuate="onLoad">
            <text:p/>
          </draw:image>
        </draw:frame>
        <draw:frame draw:style-name="gr80" draw:text-style-name="P32" draw:layer="layout" svg:width="14.2cm" svg:height="2.2cm" svg:x="2.2cm" svg:y="3.3cm">
          <draw:text-box>
            <text:p><text:span text:style-name="T31">概ね良いが、ずれることも</text:span><text:span text:style-name="T31">ある</text:span></text:p>
          </draw:text-box>
        </draw:frame>
        <draw:custom-shape draw:style-name="gr81" draw:text-style-name="P10" draw:layer="layout" svg:width="4.8cm" svg:height="2.6cm" draw:transform="rotate (-3.14159265358979) translate (14.7cm 17.9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5" draw:text-style-name="P31" draw:layer="layout" svg:width="12.2cm" svg:height="2.791cm" svg:x="15.6cm" svg:y="15.709cm">
          <draw:text-box>
            <text:p><text:span text:style-name="T33">領域ベース</text:span><text:span text:style-name="T34">マッチング </text:span><text:span text:style-name="T34">(ECC)</text:span></text:p>
            <text:p><text:span text:style-name="T34">による精度向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28" draw:text-style-name="P14" draw:layer="layout" svg:width="11.4cm" svg:height="1.944cm" svg:x="2.6cm" svg:y="3.8cm">
          <draw:text-box>
            <text:p><text:span text:style-name="T10">白飛びの検出は？</text:span></text:p>
          </draw:text-box>
        </draw:frame>
        <draw:frame draw:style-name="gr82" draw:text-style-name="P11" draw:layer="layout" svg:width="11.572cm" svg:height="8.692cm" draw:transform="rotate (-1.5707963267949) translate (12.192cm 6cm)">
          <draw:image xlink:href="Pictures/10000000000001C200000152638F65829910C41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15" draw:text-style-name="P14" draw:layer="layout" svg:width="11.4cm" svg:height="1.944cm" svg:x="2.6cm" svg:y="3.8cm">
          <draw:text-box>
            <text:p><text:span text:style-name="T10">白飛びの検出は？</text:span></text:p>
          </draw:text-box>
        </draw:frame>
        <draw:frame draw:style-name="gr17" draw:text-style-name="P11" draw:layer="layout" svg:width="11.572cm" svg:height="8.692cm" draw:transform="rotate (-1.5707963267949) translate (12.192cm 6cm)">
          <draw:image xlink:href="Pictures/10000000000001C200000152638F65829910C41B.jpg" xlink:type="simple" xlink:show="embed" xlink:actuate="onLoad">
            <text:p/>
          </draw:image>
        </draw:frame>
        <draw:frame draw:style-name="gr83" draw:text-style-name="P33" draw:layer="layout" svg:width="12.2cm" svg:height="4.061cm" svg:x="14cm" svg:y="12.7cm">
          <draw:text-box>
            <text:p text:style-name="P8"><text:span text:style-name="T34">真っ白</text:span><text:span text:style-name="T34">(#FFF)</text:span><text:span text:style-name="T34">に近い部分を</text:span></text:p>
            <text:p text:style-name="P8"><text:span text:style-name="T34">白飛びと判定する！</text:span></text:p>
          </draw:text-box>
        </draw:frame>
        <draw:custom-shape draw:style-name="gr84" draw:text-style-name="P34" draw:layer="layout" svg:width="3.8cm" svg:height="2.2cm" svg:x="13.2cm" svg:y="5.4cm">
          <text:p text:style-name="P13"><text:span text:style-name="T35">真っ白</text:span></text:p>
          <draw:enhanced-geometry svg:viewBox="0 0 21600 21600" draw:text-areas="800 800 20800 20800" draw:type="round-rectangular-callout" draw:modifiers="-23498.0268350434 31286.1426624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36" draw:layer="layout" svg:width="6.3cm" svg:height="3.5cm" svg:x="12.9cm" svg:y="8.1cm">
          <text:p text:style-name="P35"><text:span text:style-name="T35">白いが</text:span></text:p>
          <text:p text:style-name="P13"><text:span text:style-name="T35">真っ白ではない</text:span></text:p>
          <draw:enhanced-geometry svg:viewBox="0 0 21600 21600" draw:text-areas="800 800 20800 20800" draw:type="round-rectangular-callout" draw:modifiers="-6009.33185208697 17194.8586118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86" draw:text-style-name="P11" draw:layer="layout" svg:width="6.2cm" svg:height="8.2cm" svg:x="7.7cm" svg:y="6.2cm">
          <draw:image xlink:href="Pictures/1000000000000152000001C2302515962FD72BC8.jpg" xlink:type="simple" xlink:show="embed" xlink:actuate="onLoad">
            <text:p text:style-name="P13">0</text:p>
          </draw:image>
        </draw:frame>
        <draw:frame draw:style-name="gr16" draw:text-style-name="P37" draw:layer="layout" svg:width="21.6cm" svg:height="3.637cm" svg:x="2.6cm" svg:y="3.8cm">
          <draw:text-box>
            <text:p><text:span text:style-name="T10">白飛びの検出・ブレン</text:span><text:span text:style-name="T10">ドの重みを計算</text:span></text:p>
          </draw:text-box>
        </draw:frame>
        <draw:frame draw:style-name="gr17" draw:text-style-name="P11" draw:layer="layout" svg:width="6.2cm" svg:height="8.22cm" svg:x="14.1cm" svg:y="6.2cm">
          <draw:image xlink:href="Pictures/1000000000000152000001C2AA3A7A3C37E9C755.jpg" xlink:type="simple" xlink:show="embed" xlink:actuate="onLoad">
            <text:p/>
          </draw:image>
        </draw:frame>
        <draw:frame draw:style-name="gr17" draw:text-style-name="P11" draw:layer="layout" svg:width="8.25cm" svg:height="6.2cm" draw:transform="rotate (-1.5707963267949) translate (7.5cm 6.1cm)">
          <draw:image xlink:href="Pictures/10000000000001C200000152638F65829910C41B.jpg" xlink:type="simple" xlink:show="embed" xlink:actuate="onLoad">
            <text:p/>
          </draw:image>
        </draw:frame>
        <draw:frame draw:style-name="gr17" draw:text-style-name="P11" draw:layer="layout" svg:width="6.2cm" svg:height="8.23cm" svg:x="20.5cm" svg:y="6.2cm">
          <draw:image xlink:href="Pictures/1000000000000152000001C27EF3C69C0C3D4164.jpg" xlink:type="simple" xlink:show="embed" xlink:actuate="onLoad">
            <text:p/>
          </draw:image>
        </draw:frame>
        <draw:custom-shape draw:style-name="gr87" draw:text-style-name="P10" draw:layer="layout" svg:width="3.4cm" svg:height="2.2cm" draw:transform="rotate (-3.14159265358979) translate (9.1cm 16.4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7" draw:text-style-name="P10" draw:layer="layout" svg:width="3.4cm" svg:height="2.2cm" draw:transform="rotate (-3.14159265358979) translate (15.6cm 16.4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7" draw:text-style-name="P10" draw:layer="layout" svg:width="3.4cm" svg:height="2.2cm" draw:transform="rotate (-3.14159265358979) translate (22cm 16.4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21" draw:layer="layout" svg:width="3.6cm" svg:height="1.521cm" svg:x="6.3cm" svg:y="16.6cm">
          <draw:text-box>
            <text:p><text:span text:style-name="T23">検出</text:span></text:p>
          </draw:text-box>
        </draw:frame>
        <draw:frame draw:style-name="gr31" draw:text-style-name="P21" draw:layer="layout" svg:width="3.6cm" svg:height="1.521cm" svg:x="12.4cm" svg:y="16.6cm">
          <draw:text-box>
            <text:p><text:span text:style-name="T23">ぼかし</text:span></text:p>
          </draw:text-box>
        </draw:frame>
        <draw:frame draw:style-name="gr31" draw:text-style-name="P21" draw:layer="layout" svg:width="5cm" svg:height="1.521cm" svg:x="17.9cm" svg:y="16.6cm">
          <draw:text-box>
            <text:p><text:span text:style-name="T23">重みを計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</text:span><text:span text:style-name="T8">白飛びの除去〜</text:span></text:p>
          </draw:text-box>
        </draw:frame>
        <draw:frame draw:style-name="gr88" draw:text-style-name="P14" draw:layer="layout" svg:width="13.2cm" svg:height="3.637cm" svg:x="2.6cm" svg:y="3.8cm">
          <draw:text-box>
            <text:p><text:span text:style-name="T10">実際には難しいケー</text:span><text:span text:style-name="T10">スも</text:span></text:p>
          </draw:text-box>
        </draw:frame>
        <draw:frame draw:style-name="gr17" draw:text-style-name="P11" draw:layer="layout" svg:width="8.742cm" svg:height="11.656cm" svg:x="4.8cm" svg:y="6cm">
          <draw:image xlink:href="Pictures/10000000000002580000032009EB9EAADCFD55BB.jpg" xlink:type="simple" xlink:show="embed" xlink:actuate="onLoad">
            <text:p/>
          </draw:image>
        </draw:frame>
        <draw:custom-shape draw:style-name="gr89" draw:text-style-name="P39" draw:layer="layout" svg:width="7.8cm" svg:height="4.8cm" svg:x="14.7cm" svg:y="8.5cm">
          <text:p text:style-name="P38"><text:span text:style-name="T36">これは白飛び？</text:span></text:p>
          <text:p text:style-name="P6"><text:span text:style-name="T36">紙の色の変化？</text:span></text:p>
          <draw:enhanced-geometry svg:viewBox="0 0 21600 21600" draw:text-areas="800 800 20800 20800" draw:type="round-rectangular-callout" draw:modifiers="-6113.67773362389 21469.5271818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デモ </text:span><text:span text:style-name="T3">2 <text:s/></text:span><text:span text:style-name="T8">〜白飛び</text:span><text:span text:style-name="T8">の除去〜</text:span></text:p>
          </draw:text-box>
        </draw:frame>
        <draw:frame draw:style-name="gr90" draw:text-style-name="P27" draw:layer="layout" svg:width="21.6cm" svg:height="4.061cm" svg:x="4.5cm" svg:y="9.2cm">
          <draw:text-box>
            <text:p><text:span text:style-name="T4">２枚の画像を使っ</text:span><text:span text:style-name="T4">て白飛び除去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2" style:display-name="塗りつぶしなし線なしオブジェクト_2" style:family="graphic" style:parent-style-name="標準_5f_2">
      <style:graphic-properties draw:stroke="none" draw:fill="none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4_5f_1" style:display-name="標準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_5f_1" style:display-name="標準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3_5f_1_5f_1" style:display-name="標準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" style:display-name="標準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3" style:display-name="塗りつぶしなし線なしオブジェクト_3" style:family="graphic" style:parent-style-name="標準_5f_7">
      <style:graphic-properties draw:stroke="none" draw:fill="none"/>
    </style:style>
    <style:style style:name="標準_5f_8" style:display-name="標準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4" style:display-name="塗りつぶしなし線なしオブジェクト_4" style:family="graphic" style:parent-style-name="標準_5f_8">
      <style:graphic-properties draw:stroke="none" draw:fill="none"/>
    </style:style>
    <style:style style:name="標準_5f_7_5f_1" style:display-name="標準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1" style:display-name="標準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1" style:display-name="標準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2" style:display-name="標準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2" style:display-name="標準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3" style:display-name="標準_9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3" style:display-name="標準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2_5f_1" style:display-name="標準_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2_5f_1" style:display-name="標準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2_5f_2" style:display-name="標準_9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2_5f_2" style:display-name="標準_9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5" style:display-name="塗りつぶしなし線なしオブジェクト_5" style:family="graphic" style:parent-style-name="標準_5f_12">
      <style:graphic-properties draw:stroke="none" draw:fill="none"/>
    </style:style>
    <style:style style:name="標準_5f_13" style:display-name="標準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6" style:display-name="塗りつぶしなし線なしオブジェクト_6" style:family="graphic" style:parent-style-name="標準_5f_13">
      <style:graphic-properties draw:stroke="none" draw:fill="none"/>
    </style:style>
    <style:style style:name="標準_5f_14" style:display-name="標準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7" style:display-name="塗りつぶしなし線なしオブジェクト_7" style:family="graphic" style:parent-style-name="標準_5f_14">
      <style:graphic-properties draw:stroke="none" draw:fill="none"/>
    </style:style>
    <style:style style:name="標準_5f_8_5f_1" style:display-name="標準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8_5f_1" style:display-name="標準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4_5f_1" style:display-name="塗りつぶしなし線なしオブジェクト_4_1" style:family="graphic" style:parent-style-name="標準_5f_8_5f_1">
      <style:graphic-properties draw:stroke="none" draw:fill="none"/>
    </style:style>
    <style:style style:name="標準_5f_7_5f_1_5f_1" style:display-name="標準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7_5f_1_5f_1" style:display-name="標準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_5f_1">
      <style:graphic-properties svg:stroke-color="#000000" draw:fill="none"/>
    </style:style>
    <style:style style:name="標準_5f_3_5f_1_5f_1_5f_1" style:display-name="標準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1" style:display-name="標準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2">
      <style:graphic-properties svg:stroke-color="#000000" draw:fill="none"/>
    </style:style>
    <style:style style:name="標準_5f_3_5f_1_5f_1_5f_2" style:display-name="標準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" style:display-name="標準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2_5f_1" style:display-name="標準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" style:display-name="標準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_5f_1" style:display-name="塗りつぶしなしオブジェクト_2_1" style:family="graphic" style:parent-style-name="標準_5f_2_5f_1">
      <style:graphic-properties svg:stroke-color="#000000" draw:fill="none"/>
    </style:style>
    <style:style style:name="標準_5f_3_5f_1_5f_1_5f_2_5f_1" style:display-name="標準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_5f_1" style:display-name="標準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4_5f_2" style:display-name="標準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_5f_2" style:display-name="標準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2_5f_1_5f_1" style:display-name="標準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_5f_1" style:display-name="標準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_5f_1_5f_1" style:display-name="塗りつぶしなしオブジェクト_2_1_1" style:family="graphic" style:parent-style-name="標準_5f_2_5f_1_5f_1">
      <style:graphic-properties svg:stroke-color="#000000" draw:fill="none"/>
    </style:style>
    <style:style style:name="標準_5f_3_5f_1_5f_1_5f_2_5f_1_5f_1" style:display-name="標準_3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_5f_1_5f_1" style:display-name="標準_3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2_5f_2" style:display-name="標準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2" style:display-name="標準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_5f_2" style:display-name="塗りつぶしなしオブジェクト_2_2" style:family="graphic" style:parent-style-name="標準_5f_2_5f_2">
      <style:graphic-properties svg:stroke-color="#000000" draw:fill="none"/>
    </style:style>
    <style:style style:name="標準_5f_3_5f_1_5f_1_5f_2_5f_1_5f_1_5f_1" style:display-name="標準_3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_5f_1_5f_1_5f_1" style:display-name="標準_3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8" style:display-name="塗りつぶしなし線なしオブジェクト_8" style:family="graphic" style:parent-style-name="標準_5f_1">
      <style:graphic-properties draw:stroke="none" draw:fill="none"/>
    </style:style>
    <style:style style:name="塗りつぶしなし線なしオブジェクト_5f_9" style:display-name="塗りつぶしなし線なしオブジェクト_9" style:family="graphic" style:parent-style-name="標準_5f_1">
      <style:graphic-properties draw:stroke="none" draw:fill="none"/>
    </style:style>
    <style:style style:name="塗りつぶしなし線なしオブジェクト_5f_10" style:display-name="塗りつぶしなし線なしオブジェクト_10" style:family="graphic" style:parent-style-name="標準_5f_1">
      <style:graphic-properties draw:stroke="none" draw:fill="none"/>
    </style:style>
    <style:style style:name="塗りつぶしなし線なしオブジェクト_5f_11" style:display-name="塗りつぶしなし線なしオブジェクト_11" style:family="graphic" style:parent-style-name="標準_5f_1">
      <style:graphic-properties draw:stroke="none" draw:fill="none"/>
    </style:style>
    <style:style style:name="塗りつぶしなし線なしオブジェクト_5f_12" style:display-name="塗りつぶしなし線なしオブジェクト_1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1_5f_1" style:display-name="塗りつぶしなし線なしオブジェクト_11_1" style:family="graphic" style:parent-style-name="標準_5f_1_5f_1">
      <style:graphic-properties draw:stroke="none" draw:fill="none"/>
    </style:style>
    <style:style style:name="標準_5f_9_5f_4" style:display-name="標準_9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4" style:display-name="標準_9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3" style:display-name="塗りつぶしなし線なしオブジェクト_13" style:family="graphic" style:parent-style-name="標準_5f_1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8:23:06.865056951</meta:creation-date>
    <meta:editing-duration>PT4H33M38S</meta:editing-duration>
    <meta:editing-cycles>59</meta:editing-cycles>
    <meta:generator>LibreOffice/6.0.6.2$Linux_X86_64 LibreOffice_project/00m0$Build-2</meta:generator>
    <dc:title>Blue Curve</dc:title>
    <dc:date>2018-11-14T16:12:34.108446266</dc:date>
    <meta:document-statistic meta:object-count="262"/>
  </office:meta>
</office:document-meta>
</file>